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fill="none" draw:textarea-horizontal-align="left" draw:textarea-vertical-align="middle" fo:padding-left="0.254cm"/>
    </style:style>
    <style:style style:name="gr4" style:family="graphic" style:parent-style-name="standard">
      <style:graphic-properties draw:marker-end="Symmetric_20_Arrow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  <style:text-properties fo:font-family="'Bitstream Vera Sans'" style:font-family-generic="swiss" style:font-pitch="variable" fo:font-size="12pt" fo:font-weight="bold"/>
    </style:style>
    <style:style style:name="P3" style:family="paragraph">
      <style:paragraph-properties fo:text-align="center"/>
      <style:text-properties fo:font-family="'Bitstream Vera Sans'" style:font-family-generic="swiss" style:font-pitch="variable" fo:font-size="12pt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margin-left="0cm" fo:margin-right="0cm" fo:text-align="start" fo:text-indent="0cm"/>
    </style:style>
    <style:style style:name="P6" style:family="paragraph">
      <style:paragraph-properties fo:text-align="start"/>
      <style:text-properties fo:font-family="'Bitstream Vera Sans'" style:font-family-generic="swiss" style:font-pitch="variable" fo:font-size="12pt"/>
    </style:style>
    <style:style style:name="T1" style:family="text">
      <style:text-properties fo:font-family="'Bitstream Vera Sans'" style:font-family-generic="swiss" style:font-pitch="variable" fo:font-size="12pt" fo:font-weight="bold"/>
    </style:style>
    <style:style style:name="T2" style:family="text">
      <style:text-properties fo:font-family="'Bitstream Vera Sans'" style:font-family-generic="swiss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custom-shape draw:style-name="gr1" draw:text-style-name="P2" draw:layer="layout" svg:width="6.113cm" svg:height="0.689cm" svg:x="3.537cm" svg:y="9.677cm">
            <text:p text:style-name="P1"><text:span text:style-name="T1">AbstractMessageContent</text:span></text:p>
            <draw:enhanced-geometry svg:viewBox="0 0 21600 21600" draw:type="rectangle" draw:enhanced-path="M 0 0 L 21600 0 21600 21600 0 21600 0 0 Z N"/>
          </draw:custom-shape>
          <draw:g>
            <draw:rect draw:style-name="gr2" draw:text-style-name="P2" draw:layer="layout" svg:width="7.912cm" svg:height="0.742cm" svg:x="2.796cm" svg:y="12.306cm">
              <text:p text:style-name="P1"><text:span text:style-name="T1">SondeDataContainerType</text:span></text:p>
            </draw:rect>
            <draw:rect draw:style-name="gr3" draw:text-style-name="P3" draw:layer="layout" svg:width="7.912cm" svg:height="0.742cm" svg:x="2.796cm" svg:y="13.046cm">
              <text:p text:style-name="P1"><text:span text:style-name="T2">sondeData : SondeDataType</text:span></text:p>
            </draw:rect>
          </draw:g>
          <draw:line draw:style-name="gr4" draw:text-style-name="P4" draw:layer="layout" svg:x1="6.712cm" svg:y1="12.305cm" svg:x2="6.712cm" svg:y2="10.365cm">
            <text:p/>
          </draw:line>
          <draw:g>
            <draw:rect draw:style-name="gr2" draw:text-style-name="P2" draw:layer="layout" svg:width="6.166cm" svg:height="0.847cm" svg:x="12.903cm" svg:y="8.152cm">
              <text:p text:style-name="P1"><text:span text:style-name="T1">SondeDataType</text:span></text:p>
            </draw:rect>
            <draw:rect draw:style-name="gr3" draw:text-style-name="P6" draw:layer="layout" svg:width="6.166cm" svg:height="0.847cm" svg:x="12.903cm" svg:y="8.998cm">
              <text:p text:style-name="P5"><text:span text:style-name="T2">samplingTime : DateTime</text:span></text:p>
            </draw:rect>
            <draw:rect draw:style-name="gr3" draw:text-style-name="P3" draw:layer="layout" svg:width="6.166cm" svg:height="0.847cm" svg:x="12.903cm" svg:y="9.845cm">
              <text:p text:style-name="P1"><text:span text:style-name="T2">temp : float</text:span></text:p>
            </draw:rect>
            <draw:rect draw:style-name="gr3" draw:text-style-name="P3" draw:layer="layout" svg:width="6.166cm" svg:height="0.847cm" svg:x="12.903cm" svg:y="10.692cm">
              <text:p text:style-name="P1"><text:span text:style-name="T2">spCond : float</text:span></text:p>
            </draw:rect>
            <draw:rect draw:style-name="gr3" draw:text-style-name="P3" draw:layer="layout" svg:width="6.166cm" svg:height="0.847cm" svg:x="12.903cm" svg:y="11.538cm">
              <text:p text:style-name="P1"><text:span text:style-name="T2">cond : float</text:span></text:p>
            </draw:rect>
            <draw:rect draw:style-name="gr3" draw:text-style-name="P3" draw:layer="layout" svg:width="6.166cm" svg:height="0.847cm" svg:x="12.903cm" svg:y="12.385cm">
              <text:p text:style-name="P1"><text:span text:style-name="T2">resist : float</text:span></text:p>
            </draw:rect>
            <draw:rect draw:style-name="gr3" draw:text-style-name="P3" draw:layer="layout" svg:width="6.166cm" svg:height="0.847cm" svg:x="12.903cm" svg:y="13.232cm">
              <text:p text:style-name="P1"><text:span text:style-name="T2">sal : float</text:span></text:p>
            </draw:rect>
            <draw:rect draw:style-name="gr3" draw:text-style-name="P3" draw:layer="layout" svg:width="6.166cm" svg:height="0.847cm" svg:x="12.903cm" svg:y="14.078cm">
              <text:p text:style-name="P1"><text:span text:style-name="T2">press : float</text:span></text:p>
            </draw:rect>
            <draw:rect draw:style-name="gr3" draw:text-style-name="P3" draw:layer="layout" svg:width="6.166cm" svg:height="0.847cm" svg:x="12.903cm" svg:y="14.925cm">
              <text:p text:style-name="P1"><text:span text:style-name="T2">depth : float</text:span></text:p>
            </draw:rect>
            <draw:rect draw:style-name="gr3" draw:text-style-name="P3" draw:layer="layout" svg:width="6.166cm" svg:height="0.847cm" svg:x="12.903cm" svg:y="15.772cm">
              <text:p text:style-name="P1"><text:span text:style-name="T2">pH : float</text:span></text:p>
            </draw:rect>
            <draw:rect draw:style-name="gr3" draw:text-style-name="P3" draw:layer="layout" svg:width="6.166cm" svg:height="0.847cm" svg:x="12.903cm" svg:y="16.618cm">
              <text:p text:style-name="P1"><text:span text:style-name="T2">phmV : float</text:span></text:p>
            </draw:rect>
            <draw:rect draw:style-name="gr3" draw:text-style-name="P3" draw:layer="layout" svg:width="6.166cm" svg:height="0.847cm" svg:x="12.903cm" svg:y="17.465cm">
              <text:p text:style-name="P1"><text:span text:style-name="T2">odoSat : float</text:span></text:p>
            </draw:rect>
            <draw:rect draw:style-name="gr3" draw:text-style-name="P3" draw:layer="layout" svg:width="6.166cm" svg:height="0.847cm" svg:x="12.903cm" svg:y="18.312cm">
              <text:p text:style-name="P1"><text:span text:style-name="T2">odoConc : float</text:span></text:p>
            </draw:rect>
            <draw:rect draw:style-name="gr3" draw:text-style-name="P3" draw:layer="layout" svg:width="6.166cm" svg:height="0.847cm" svg:x="12.903cm" svg:y="19.158cm">
              <text:p text:style-name="P1"><text:span text:style-name="T2">battery : float</text:span></text:p>
            </draw:rect>
          </draw:g>
          <draw:line draw:style-name="gr4" draw:text-style-name="P4" draw:layer="layout" svg:x1="10.707cm" svg:y1="13.417cm" svg:x2="12.903cm" svg:y2="8.73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Symmetric_20_Arrow" draw:display-name="Symmetric Arrow" svg:viewBox="0 0 1131 902" svg:d="m564 0-564 902h1131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'Andale Sans UI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'Andale Sans U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FreeBSD/i386 OpenOffice.org_project/680m18$Build-9161</meta:generator>
    <meta:initial-creator>Teresa Johnson</meta:initial-creator>
    <meta:creation-date>2009-03-20T17:56:49</meta:creation-date>
    <dc:creator>Teresa Johnson</dc:creator>
    <dc:date>2009-03-20T17:57:11</dc:date>
    <dc:language>en-US</dc:language>
    <meta:editing-cycles>2</meta:editing-cycles>
    <meta:editing-duration>PT22S</meta:editing-duration>
    <meta:user-defined meta:name="Info 1"/>
    <meta:user-defined meta:name="Info 2"/>
    <meta:user-defined meta:name="Info 3"/>
    <meta:user-defined meta:name="Info 4"/>
    <meta:document-statistic meta:object-count="22"/>
  </office:meta>
</office:document-meta>
</file>